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14.762cm"/>
    </style:style>
    <style:style style:name="gr8" style:family="graphic" style:parent-style-name="objectwithoutfill">
      <style:graphic-properties draw:marker-end="Arrow" draw:fill="none" draw:textarea-horizontal-align="center" draw:textarea-vertical-align="middle"/>
    </style:style>
    <style:style style:name="gr9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8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4" style:family="text">
      <style:text-properties fo:font-family="'Liberation Sans'" style:font-family-generic="roman" style:font-pitch="variable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66cm" svg:height="1.276cm" svg:x="22.969cm" svg:y="11.125cm">
          <text:p text:style-name="P1"><text:span text:style-name="T1">2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2.139cm" svg:y="11.125cm">
          <text:p text:style-name="P1"><text:span text:style-name="T1">2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1.309cm" svg:y="11.125cm">
          <text:p text:style-name="P1"><text:span text:style-name="T1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0.478cm" svg:y="11.125cm">
          <text:p text:style-name="P1"><text:span text:style-name="T1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9.648cm" svg:y="11.125cm">
          <text:p text:style-name="P1"><text:span text:style-name="T1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8.818cm" svg:y="11.125cm">
          <text:p text:style-name="P1"><text:span text:style-name="T1">2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7.988cm" svg:y="11.125cm">
          <text:p text:style-name="P1"><text:span text:style-name="T1">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7.158cm" svg:y="13.125cm">
          <text:p text:style-name="P1"><text:span text:style-name="T1">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6.328cm" svg:y="13.125cm">
          <text:p text:style-name="P1"><text:span text:style-name="T1">1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5.497cm" svg:y="13.125cm">
          <text:p text:style-name="P1"><text:span text:style-name="T1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4.667cm" svg:y="13.125cm">
          <text:p text:style-name="P1"><text:span text:style-name="T1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3.837cm" svg:y="13.125cm">
          <text:p text:style-name="P1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3.007cm" svg:y="13.125cm">
          <text:p text:style-name="P1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2.177cm" svg:y="13.125cm">
          <text:p text:style-name="P1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1.347cm" svg:y="13.125cm">
          <text:p text:style-name="P1"><text:span text:style-name="T1">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10.517cm" svg:y="13.125cm">
          <text:p text:style-name="P1"><text:span text:style-name="T1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9.686cm" svg:y="13.125cm">
          <text:p text:style-name="P1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8.856cm" svg:y="13.125cm">
          <text:p text:style-name="P1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8.026cm" svg:y="13.125cm">
          <text:p text:style-name="P1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7.196cm" svg:y="13.125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6.366cm" svg:y="13.125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5.536cm" svg:y="13.125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4.705cm" svg:y="13.125cm">
          <text:p text:style-name="P1"><text:span text:style-name="T1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3.875cm" svg:y="13.125cm">
          <text:p text:style-name="P1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3.045cm" svg:y="13.125cm">
          <text:p text:style-name="P1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6cm" svg:height="1.276cm" svg:x="2.215cm" svg:y="13.12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cm" svg:height="1.276cm" svg:x="3.875cm" svg:y="12.135cm">
          <text:p text:style-name="P1"><text:span text:style-name="T2">-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635cm" svg:height="0.635cm" draw:transform="rotate (1.5707963267946) translate (2.241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2.363cm" draw:transform="rotate (1.5707963267946) translate (3.042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0.635cm" draw:transform="rotate (1.5707963267946) translate (5.542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4.822cm" draw:transform="rotate (1.5707963267946) translate (6.443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0.635cm" draw:transform="rotate (1.5707963267946) translate (11.443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0.635cm" draw:transform="rotate (1.5707963267946) translate (12.244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4.789cm" draw:transform="rotate (1.5707963267946) translate (13.045cm 11.937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635cm" svg:height="5.66cm" draw:transform="rotate (1.5707963267946) translate (18.046cm 14.19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" draw:text-style-name="P3" draw:layer="layout" svg:width="0.66cm" svg:height="1.276cm" svg:x="22.967cm" svg:y="12.135cm">
          <text:p text:style-name="P1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22.137cm" svg:y="12.135cm">
          <text:p text:style-name="P1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21.307cm" svg:y="12.135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20.47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9.64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8.81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7.98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17.156cm" svg:y="12.135cm">
          <text:p text:style-name="P1"><text:span text:style-name="T2">J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6.32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5.49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4.66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3.83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3.00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12.17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11.346cm" svg:y="12.135cm">
          <text:p text:style-name="P1"><text:span text:style-name="T2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10.516cm" svg:y="12.135cm">
          <text:p text:style-name="P1"><text:span text:style-name="T2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9.686cm" svg:y="12.135cm">
          <text:p text:style-name="P1"><text:span text:style-name="T2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8.856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8.025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7.195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6.365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5.535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66cm" svg:height="1.276cm" svg:x="3.045cm" svg:y="12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66cm" svg:height="1.276cm" svg:x="2.215cm" svg:y="12.135cm">
          <text:p text:style-name="P1"><text:span text:style-name="T2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.572cm" svg:y1="3.832cm" svg:x2="2.546cm" svg:y2="11.191cm">
          <text:p/>
        </draw:line>
        <draw:line draw:style-name="gr5" draw:text-style-name="P1" draw:layer="layout" svg:x1="4.24cm" svg:y1="4.273cm" svg:x2="4.246cm" svg:y2="11.191cm">
          <text:p/>
        </draw:line>
        <draw:line draw:style-name="gr5" draw:text-style-name="P1" draw:layer="layout" svg:x1="5.869cm" svg:y1="4.81cm" svg:x2="5.846cm" svg:y2="11.191cm">
          <text:p/>
        </draw:line>
        <draw:line draw:style-name="gr5" draw:text-style-name="P1" draw:layer="layout" svg:x1="8.86cm" svg:y1="5.595cm" svg:x2="8.846cm" svg:y2="11.191cm">
          <text:p/>
        </draw:line>
        <draw:frame draw:style-name="gr6" draw:text-style-name="P4" draw:layer="layout" svg:width="16.119cm" svg:height="0.725cm" svg:x="2.271cm" svg:y="3.226cm">
          <draw:text-box>
            <text:p><text:span text:style-name="T3">•</text:span><text:span text:style-name="T4"> </text:span><text:span text:style-name="T2">It takes one byte to represent the value 5 in an int8 field that does not allow nulls. </text:span></text:p>
          </draw:text-box>
        </draw:frame>
        <draw:frame draw:style-name="gr6" draw:text-style-name="P4" draw:layer="layout" svg:width="20.458cm" svg:height="0.725cm" svg:x="3.872cm" svg:y="3.774cm">
          <draw:text-box>
            <text:p><text:span text:style-name="T3">•</text:span><text:span text:style-name="T4"> </text:span><text:span text:style-name="T4">Three</text:span><text:span text:style-name="T2"> bytes to represent the value -77 in a nullable int16 field; first byte indicates that a value is present. </text:span></text:p>
          </draw:text-box>
        </draw:frame>
        <draw:frame draw:style-name="gr6" draw:text-style-name="P4" draw:layer="layout" svg:width="18.312cm" svg:height="0.725cm" svg:x="5.572cm" svg:y="4.322cm">
          <draw:text-box>
            <text:p><text:span text:style-name="T3">•</text:span><text:span text:style-name="T4"> </text:span><text:span text:style-name="T4">One byte to represent a null value in a string field; the byte indicates that no value is present</text:span><text:span text:style-name="T2">. </text:span></text:p>
          </draw:text-box>
        </draw:frame>
        <draw:frame draw:style-name="gr7" draw:text-style-name="P6" draw:layer="layout" svg:width="15.675cm" svg:height="0.725cm" svg:x="8.572cm" svg:y="4.87cm">
          <draw:text-box>
            <text:p text:style-name="P5"><text:span text:style-name="T3">•</text:span><text:span text:style-name="T4"> </text:span><text:span text:style-name="T4">Six bytes to represent a two-character string in a field that does not allow nulls:</text:span><text:span text:style-name="T2"> </text:span></text:p>
          </draw:text-box>
        </draw:frame>
        <draw:frame draw:style-name="gr6" draw:text-style-name="P6" draw:layer="layout" svg:width="10.257cm" svg:height="0.725cm" svg:x="9.772cm" svg:y="5.418cm">
          <draw:text-box>
            <text:p text:style-name="P5"><text:span text:style-name="T3">○</text:span><text:span text:style-name="T4"> </text:span><text:span text:style-name="T4">First four bytes indicate that the string length is 2.</text:span><text:span text:style-name="T2"> </text:span></text:p>
          </draw:text-box>
        </draw:frame>
        <draw:frame draw:style-name="gr6" draw:text-style-name="P6" draw:layer="layout" svg:width="8.39cm" svg:height="0.725cm" svg:x="9.773cm" svg:y="5.966cm">
          <draw:text-box>
            <text:p text:style-name="P5"><text:span text:style-name="T3">○</text:span><text:span text:style-name="T4"> </text:span><text:span text:style-name="T4">Next two bytes contain the string value.</text:span><text:span text:style-name="T2"> </text:span></text:p>
          </draw:text-box>
        </draw:frame>
        <draw:frame draw:style-name="gr6" draw:text-style-name="P4" draw:layer="layout" svg:width="8.257cm" svg:height="1.199cm" svg:x="11.472cm" svg:y="6.514cm">
          <draw:text-box>
            <text:p><text:span text:style-name="T3">•</text:span><text:span text:style-name="T4"> </text:span><text:span text:style-name="T4">O</text:span><text:span text:style-name="T2">ne byte to represent the value 6</text:span></text:p>
            <text:p><text:span text:style-name="T2"><text:s text:c="2"/></text:span><text:span text:style-name="T2">in an int8 field that does not allow nulls. </text:span></text:p>
          </draw:text-box>
        </draw:frame>
        <draw:frame draw:style-name="gr6" draw:text-style-name="P4" draw:layer="layout" svg:width="10.37cm" svg:height="0.725cm" svg:x="12.172cm" svg:y="7.536cm">
          <draw:text-box>
            <text:p><text:span text:style-name="T3">•</text:span><text:span text:style-name="T4"> </text:span><text:span text:style-name="T4">One byte to represent a null value in an int16 field</text:span><text:span text:style-name="T2">. </text:span></text:p>
          </draw:text-box>
        </draw:frame>
        <draw:frame draw:style-name="gr7" draw:text-style-name="P6" draw:layer="layout" svg:width="9.787cm" svg:height="1.199cm" svg:x="15.073cm" svg:y="8.084cm">
          <draw:text-box>
            <text:p text:style-name="P5"><text:span text:style-name="T3">•</text:span><text:span text:style-name="T4"> </text:span><text:span text:style-name="T4">Six bytes to represent a one-character string</text:span></text:p>
            <text:p text:style-name="P5"><text:span text:style-name="T4"><text:s text:c="2"/></text:span><text:span text:style-name="T4">in a nullable field:</text:span><text:span text:style-name="T2"> </text:span></text:p>
          </draw:text-box>
        </draw:frame>
        <draw:frame draw:style-name="gr6" draw:text-style-name="P6" draw:layer="layout" svg:width="8.627cm" svg:height="0.725cm" svg:x="16.273cm" svg:y="9.654cm">
          <draw:text-box>
            <text:p text:style-name="P5"><text:span text:style-name="T3">○</text:span><text:span text:style-name="T4"> </text:span><text:span text:style-name="T4">Four bytes indicate the string length is 1.</text:span><text:span text:style-name="T2"> </text:span></text:p>
          </draw:text-box>
        </draw:frame>
        <draw:frame draw:style-name="gr6" draw:text-style-name="P6" draw:layer="layout" svg:width="6.387cm" svg:height="0.725cm" svg:x="16.274cm" svg:y="10.2cm">
          <draw:text-box>
            <text:p text:style-name="P5"><text:span text:style-name="T3">○</text:span><text:span text:style-name="T4"> </text:span><text:span text:style-name="T4">One byte contains the value.</text:span><text:span text:style-name="T2"> </text:span></text:p>
          </draw:text-box>
        </draw:frame>
        <draw:frame draw:style-name="gr6" draw:text-style-name="P6" draw:layer="layout" svg:width="8.932cm" svg:height="0.725cm" svg:x="16.274cm" svg:y="9.106cm">
          <draw:text-box>
            <text:p text:style-name="P5"><text:span text:style-name="T3">○</text:span><text:span text:style-name="T4"> </text:span><text:span text:style-name="T4">First byte indicates that a value is present.</text:span><text:span text:style-name="T2"> </text:span></text:p>
          </draw:text-box>
        </draw:frame>
        <draw:line draw:style-name="gr5" draw:text-style-name="P1" draw:layer="layout" svg:x1="11.755cm" svg:y1="7.034cm" svg:x2="11.746cm" svg:y2="11.191cm">
          <text:p/>
        </draw:line>
        <draw:line draw:style-name="gr5" draw:text-style-name="P1" draw:layer="layout" svg:x1="12.503cm" svg:y1="8.108cm" svg:x2="12.546cm" svg:y2="11.191cm">
          <text:p/>
        </draw:line>
        <draw:line draw:style-name="gr5" draw:text-style-name="P1" draw:layer="layout" svg:x1="15.417cm" svg:y1="8.855cm" svg:x2="15.446cm" svg:y2="11.191cm">
          <text:p/>
        </draw:line>
        <draw:frame draw:style-name="gr7" draw:text-style-name="P6" draw:layer="layout" svg:width="16.879cm" svg:height="0.725cm" svg:x="7.973cm" svg:y="15.671cm">
          <draw:text-box>
            <text:p text:style-name="P5"><text:span text:style-name="T3">•</text:span><text:span text:style-name="T4"> </text:span><text:span text:style-name="T4">Seven bytes to represent a three-character string in a field that does not allow nulls:</text:span><text:span text:style-name="T2"> </text:span></text:p>
          </draw:text-box>
        </draw:frame>
        <draw:frame draw:style-name="gr6" draw:text-style-name="P6" draw:layer="layout" svg:width="10.257cm" svg:height="0.725cm" svg:x="9.173cm" svg:y="16.219cm">
          <draw:text-box>
            <text:p text:style-name="P5"><text:span text:style-name="T3">○</text:span><text:span text:style-name="T4"> </text:span><text:span text:style-name="T4">First four bytes indicate that the string length is 3.</text:span><text:span text:style-name="T2"> </text:span></text:p>
          </draw:text-box>
        </draw:frame>
        <draw:frame draw:style-name="gr6" draw:text-style-name="P6" draw:layer="layout" svg:width="8.699cm" svg:height="0.725cm" svg:x="9.174cm" svg:y="16.767cm">
          <draw:text-box>
            <text:p text:style-name="P5"><text:span text:style-name="T3">○</text:span><text:span text:style-name="T4"> </text:span><text:span text:style-name="T4">Next three bytes contain the string value.</text:span><text:span text:style-name="T2"> </text:span></text:p>
          </draw:text-box>
        </draw:frame>
        <draw:path draw:style-name="gr8" draw:text-style-name="P1" draw:layer="layout" svg:width="2.892cm" svg:height="6.392cm" draw:transform="skewX (-0.897448301375315) rotate (0.636696111127411) translate (8.42435974120541cm 15.6692897793479cm)" svg:viewBox="0 0 2893 6393" svg:d="m0 35245c401-164 910 372 966 1384 63 1116-26 2305 169 3348 148 779 536 1161 871 1492l286 140 601-85">
          <text:p/>
        </draw:path>
        <draw:custom-shape draw:style-name="gr9" draw:text-style-name="P1" draw:layer="layout" svg:width="23.495cm" svg:height="15.24cm" svg:x="2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06-15T17:08:55</dc:date>
    <meta:editing-duration>PT23H53M40S</meta:editing-duration>
    <meta:editing-cycles>10</meta:editing-cycles>
    <meta:generator>OpenOffice.org/3.2$Unix OpenOffice.org_project/320m19$Build-9505</meta:generator>
    <meta:print-date>2012-06-15T16:22:39</meta:print-date>
    <meta:document-statistic meta:object-count="83"/>
  </office:meta>
</office:document-meta>
</file>